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DejaVu Sans" svg:font-family="'DejaVu Sans'"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DejaVu Sans1" svg:font-family="'DejaVu Sans'" style:font-family-generic="system" style:font-pitch="variable"/>
  </office:font-face-decls>
  <office:automatic-styles>
    <style:style style:name="P1" style:family="paragraph" style:parent-style-name="Text_20_body" style:list-style-name="L1"/>
    <style:style style:name="P2" style:family="paragraph" style:parent-style-name="Table_20_Contents">
      <style:paragraph-properties fo:text-align="end" style:justify-single-word="false"/>
    </style:style>
    <style:style style:name="P3" style:family="paragraph" style:parent-style-name="Text_20_body">
      <style:text-properties fo:font-style="normal" fo:font-weight="normal" style:font-style-asian="normal" style:font-weight-asian="normal" style:font-style-complex="normal" style:font-weight-complex="normal"/>
    </style:style>
    <style:style style:name="P4" style:family="paragraph" style:parent-style-name="Text_20_body">
      <style:paragraph-properties fo:text-align="center" style:justify-single-word="false"/>
    </style:style>
    <style:style style:name="P5" style:family="paragraph" style:parent-style-name="Text_20_body">
      <style:text-properties fo:font-weight="bold"/>
    </style:style>
    <style:style style:name="P6" style:family="paragraph" style:parent-style-name="Heading_20_1">
      <style:paragraph-properties fo:text-align="center" style:justify-single-word="false"/>
    </style:style>
    <style:style style:name="P7" style:family="paragraph" style:parent-style-name="Heading_20_1">
      <style:text-properties fo:font-size="12pt" fo:font-style="normal" fo:font-weight="normal" style:font-style-asian="normal" style:font-weight-asian="normal" style:font-style-complex="normal" style:font-weight-complex="normal"/>
    </style:style>
    <style:style style:name="P8" style:family="paragraph" style:parent-style-name="Heading_20_2">
      <style:text-properties fo:font-weight="bold" style:font-weight-asian="bold" style:font-weight-complex="bold"/>
    </style:style>
    <style:style style:name="P9" style:family="paragraph" style:parent-style-name="Heading_20_1">
      <style:paragraph-properties style:writing-mode="lr-tb"/>
    </style:style>
    <style:style style:name="P10" style:family="paragraph" style:parent-style-name="Text_20_body" style:list-style-name="L1"/>
    <style:style style:name="P11" style:family="paragraph" style:parent-style-name="Heading_20_3">
      <style:text-properties fo:font-weight="bold" style:font-weight-asian="bold" style:font-weight-complex="bold"/>
    </style:style>
    <style:style style:name="P1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use-window-font-color="true" style:text-outline="false" style:text-line-through-style="none" style:text-position="0% 100%" style:font-name="Tahoma" fo:font-size="10pt" fo:letter-spacing="normal" fo:language="es" fo:country="AR" fo:font-style="normal" fo:text-shadow="none" style:text-underline-style="none" fo:font-weight="normal" style:text-underline-mode="continuous" style:text-overline-mode="continuous" style:text-line-through-mode="continuous" style:letter-kerning="true" style:font-name-asian="DejaVu Sans1" style:font-size-asian="10.5pt" style:language-asian="zh" style:country-asian="CN" style:font-style-asian="normal" style:font-weight-asian="normal" style:font-name-complex="DejaVu 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 style:family="text">
      <style:text-properties style:use-window-font-color="true" style:text-outline="false" style:text-line-through-style="none" style:text-position="0% 100%" style:font-name="DejaVu Sans" fo:font-size="10pt" fo:letter-spacing="normal" fo:language="es" fo:country="AR" fo:font-style="normal" fo:text-shadow="none" style:text-underline-style="none" fo:font-weight="normal" style:text-underline-mode="continuous" style:text-overline-mode="continuous" style:text-line-through-mode="continuous" style:letter-kerning="true" style:font-name-asian="DejaVu Sans1" style:font-size-asian="10.5pt" style:language-asian="zh" style:country-asian="CN" style:font-style-asian="normal" style:font-weight-asian="normal" style:font-name-complex="DejaVu Sans1"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tracked-changes>
        <text:changed-region text:id="ct158858768">
          <text:insertion>
            <office:change-info>
              <dc:creator>Eduardo </dc:creator>
              <dc:date>2010-07-09T23:51:00</dc:date>
            </office:change-info>
          </text:insertion>
        </text:changed-region>
        <text:changed-region text:id="ct158860304">
          <text:insertion>
            <office:change-info>
              <dc:creator>Eduardo </dc:creator>
              <dc:date>2010-07-09T23:52:00</dc:date>
            </office:change-info>
          </text:insertion>
        </text:changed-region>
        <text:changed-region text:id="ct158863120">
          <text:insertion>
            <office:change-info>
              <dc:creator>Eduardo </dc:creator>
              <dc:date>2010-07-09T23:54:00</dc:date>
            </office:change-info>
          </text:insertion>
        </text:changed-region>
        <text:changed-region text:id="ct158854472">
          <text:insertion>
            <office:change-info>
              <dc:creator>Eduardo </dc:creator>
              <dc:date>2010-07-09T23:51:00</dc:date>
            </office:change-info>
          </text:insertion>
        </text:changed-region>
        <text:changed-region text:id="ct158863328">
          <text:insertion>
            <office:change-info>
              <dc:creator>Eduardo </dc:creator>
              <dc:date>2010-07-09T23:56:00</dc:date>
            </office:change-info>
          </text:insertion>
        </text:changed-region>
        <text:changed-region text:id="ct158864072">
          <text:insertion>
            <office:change-info>
              <dc:creator>Eduardo </dc:creator>
              <dc:date>2010-07-09T23:54:00</dc:date>
            </office:change-info>
          </text:insertion>
        </text:changed-region>
        <text:changed-region text:id="ct158866488">
          <text:insertion>
            <office:change-info>
              <dc:creator>Nestor  Jorge </dc:creator>
              <dc:date>2010-07-13T00:07:00</dc:date>
            </office:change-info>
          </text:insertion>
        </text:changed-region>
        <text:changed-region text:id="ct158875400">
          <text:insertion>
            <office:change-info>
              <dc:creator>Nestor  Jorge </dc:creator>
              <dc:date>2010-07-13T00:14:00</dc:date>
            </office:change-info>
          </text:insertion>
        </text:changed-region>
        <text:changed-region text:id="ct-1379725584">
          <text:insertion>
            <office:change-info>
              <dc:creator>javier jorge</dc:creator>
              <dc:date>2010-07-25T02:42:00</dc:date>
            </office:change-info>
          </text:insertion>
        </text:changed-region>
        <text:changed-region text:id="ct158877344">
          <text:deletion>
            <office:change-info>
              <dc:creator>Nestor  Jorge </dc:creator>
              <dc:date>2010-07-13T00:12:00</dc:date>
            </office:change-info>
            <text:list xml:id="list1398425604" text:style-name="L1">
              <text:list-header>
                <text:p text:style-name="P1">Búsqueda de herramientas para llevar a cabo la infraestructura propuesta </text:p>
                <text:p text:style-name="P1">Propuesta de implementación.</text:p>
              </text:list-header>
              <text:list-item>
                <text:p text:style-name="P1">Implementación (tentativa).</text:p>
              </text:list-item>
            </text:list>
          </text:deletion>
        </text:changed-region>
        <text:changed-region text:id="ct158873600">
          <text:insertion>
            <office:change-info>
              <dc:creator>Eduardo </dc:creator>
              <dc:date>2010-07-09T21:18:00</dc:date>
            </office:change-info>
          </text:insertion>
        </text:changed-region>
        <text:changed-region text:id="ct156525256">
          <text:deletion>
            <office:change-info>
              <dc:creator>Eduardo </dc:creator>
              <dc:date>2010-07-09T21:18:00</dc:date>
            </office:change-info>
            <text:p text:style-name="Text_20_body">??????</text:p>
          </text:deletion>
        </text:changed-region>
        <text:changed-region text:id="ct158878360">
          <text:insertion>
            <office:change-info>
              <dc:creator>Eduardo </dc:creator>
              <dc:date>2010-07-09T23:57:00</dc:date>
            </office:change-info>
          </text:insertion>
        </text:changed-region>
        <text:changed-region text:id="ct158890552">
          <text:insertion>
            <office:change-info>
              <dc:creator>javier jorge</dc:creator>
              <dc:date>2010-07-24T15:59:00</dc:date>
            </office:change-info>
          </text:insertion>
        </text:changed-region>
        <text:changed-region text:id="ct158874328">
          <text:insertion>
            <office:change-info>
              <dc:creator>javier jorge</dc:creator>
              <dc:date>2010-07-24T16:37:00</dc:date>
            </office:change-info>
          </text:insertion>
        </text:changed-region>
        <text:changed-region text:id="ct158878144">
          <text:format-change>
            <office:change-info>
              <dc:creator>javier jorge</dc:creator>
              <dc:date>2010-07-24T16:51:00</dc:date>
            </office:change-info>
          </text:format-change>
        </text:changed-region>
        <text:changed-region text:id="ct158856480">
          <text:insertion>
            <office:change-info>
              <dc:creator>javier jorge</dc:creator>
              <dc:date>2010-07-24T16:51:00</dc:date>
            </office:change-info>
          </text:insertion>
        </text:changed-region>
        <text:changed-region text:id="ct158891136">
          <text:insertion>
            <office:change-info>
              <dc:creator>javier jorge</dc:creator>
              <dc:date>2010-07-24T18:12:00</dc:date>
            </office:change-info>
          </text:insertion>
        </text:changed-region>
        <text:changed-region text:id="ct158874232">
          <text:insertion>
            <office:change-info>
              <dc:creator>javier jorge</dc:creator>
              <dc:date>2010-07-24T18:13:00</dc:date>
            </office:change-info>
          </text:insertion>
        </text:changed-region>
        <text:changed-region text:id="ct158868152">
          <text:format-change>
            <office:change-info>
              <dc:creator>javier jorge</dc:creator>
              <dc:date>2010-07-24T18:27:00</dc:date>
            </office:change-info>
          </text:format-change>
        </text:changed-region>
        <text:changed-region text:id="ct158879608">
          <text:insertion>
            <office:change-info>
              <dc:creator>javier jorge</dc:creator>
              <dc:date>2010-07-24T18:27:00</dc:date>
            </office:change-info>
          </text:insertion>
        </text:changed-region>
        <text:changed-region text:id="ct158190552">
          <text:format-change>
            <office:change-info>
              <dc:creator>javier jorge</dc:creator>
              <dc:date>2010-07-24T18:27:00</dc:date>
            </office:change-info>
          </text:format-change>
        </text:changed-region>
        <text:changed-region text:id="ct156528768">
          <text:insertion>
            <office:change-info>
              <dc:creator>javier jorge</dc:creator>
              <dc:date>2010-07-24T18:27:00</dc:date>
            </office:change-info>
          </text:insertion>
        </text:changed-region>
        <text:changed-region text:id="ct158897040">
          <text:insertion>
            <office:change-info>
              <dc:creator>javier jorge</dc:creator>
              <dc:date>2010-07-24T18:28:00</dc:date>
            </office:change-info>
          </text:insertion>
        </text:changed-region>
        <text:changed-region text:id="ct158191320">
          <text:insertion>
            <office:change-info>
              <dc:creator>javier jorge</dc:creator>
              <dc:date>2010-07-24T21:36:00</dc:date>
            </office:change-info>
          </text:insertion>
        </text:changed-region>
        <text:changed-region text:id="ct-1312876040">
          <text:format-change>
            <office:change-info>
              <dc:creator>javier jorge</dc:creator>
              <dc:date>2010-07-25T02:41:00</dc:date>
            </office:change-info>
          </text:format-change>
        </text:changed-region>
        <text:changed-region text:id="ct-1312877088">
          <text:insertion>
            <office:change-info>
              <dc:creator>javier jorge</dc:creator>
              <dc:date>2010-07-25T02:4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text:s text:c="2"/>Especialización en Sistemas y Servicios Distribuidos </text:h>
      <text:p text:style-name="P4"/>
      <text:h text:style-name="P6" text:outline-level="1">Trabajo Integrador </text:h>
      <text:p text:style-name="Text_20_body"/>
      <text:p text:style-name="Text_20_body"><text:span text:style-name="T1">Titulo</text:span>: <text:s/><text:title>Análisis de implementación de sistemas de Computo Voluntario Rentable</text:title></text:p>
      <text:p text:style-name="Text_20_body"><text:span text:style-name="T1">Director</text:span>: Pablo Passera</text:p>
      <text:p text:style-name="Text_20_body"><text:span text:style-name="T1">Colaboradores</text:span>: Mariano Cilia </text:p>
      <text:p text:style-name="Text_20_body"><text:span text:style-name="T1">Autores</text:span><text:span text:style-name="T2">: </text:span><text:span text:style-name="T2"><text:user-defined text:name="Autores">Eduardo Sanchez, Javier Jorge</text:user-defined></text:span></text:p>
      <text:p text:style-name="Text_20_body"><text:span text:style-name="T1">Tema</text:span>: <text:subject>Computo voluntario</text:subject></text:p>
      <text:h text:style-name="P8" text:outline-level="2">Resumen</text:h>
      <text:h text:style-name="P11" text:outline-level="3">Motivación</text:h>
      <text:p text:style-name="P3">Cada vez mas personas tienen una computadora en su casa que permanece encendida la mayor parte del tiempo con una gran capacidad de cómputo ocioso. </text:p>
      <text:p text:style-name="P3">Por otra parte existe una gran cantidad de proyectos de investigación tanto en el ámbito académico como en el industrial; que requieren, día a día, de un mayor poder de computo y de almacenamiento.</text:p>
      <text:p text:style-name="P3">El problema es aún mayor si esta necesidad de computo es variable; es decir, no siempre se esta procesando o almacenando grandes volúmenes de datos. Por lo tanto comprar mas recursos no sería la mejor opción.</text:p>
      <text:p text:style-name="P3">El cómputo voluntario permite darle una solución a este problema, donde el recurso “voluntario” ofrece su capacidad de computo o <text:s/>de almacenamiento a proyectos que lo necesiten. Sin embargo, hemos identificado algunos problemas que no han sido solucionados del todo, o a los que la computación voluntaria no ofrece ningún tipo de garantía ni soporte; ya sea porque no fue diseñado para solucionarlos o porque no fueron tenidos en cuenta. </text:p>
      <text:p text:style-name="P3">Queremos poder agregar cambios o torcer ligeramente su filosofía, de modo que los voluntarios no sean anonimos, y se pueda mantener un ranking <text:s/>(como lo hace MercadoLibre), brindarle seguridad de modo que el voluntario no pueda saber que esta procesando (lo vea como caja negra) pero de igual manera que no se ejecute codigo malicioso en el host voluntario. <text:s/>Por ultimo, nos pareceria importante que los sistemas de computación (no tan) voluntaria <text:s/>ofrezcan algún sistema de retribución a los usuarios. <text:change-start text:change-id="ct158858768"/></text:p>
      <text:p text:style-name="P3">JAVIER: fijate por ahi podriamos agregar/quitar algun security issue de BOINC..</text:p>
      <text:h text:style-name="P7" text:outline-level="1"><text:bookmark text:name="cg1d"/><text:change-end text:change-id="ct158858768"/><text:change-start text:change-id="ct158860304"/><text:soft-page-break/>http://boinc.berkeley.edu/trac/wiki/SecurityIssues</text:h>
      <text:p text:style-name="P3"/>
      <text:p text:style-name="P3">O poner que los problemas que queremos atacar, solucionan esos issues (dormi 2 horas, demasiado que estoy despierto..)<text:change-end text:change-id="ct158860304"/><text:change-start text:change-id="ct158863120"/></text:p>
      <text:p text:style-name="P3">O poner algun TODO de BOINC que parezca lindo, y de paso, le metemos algo nuevo..<text:change-end text:change-id="ct158863120"/><text:change-start text:change-id="ct158854472"/></text:p>
      <text:p text:style-name="P3"><text:change-end text:change-id="ct158854472"/><text:change-start text:change-id="ct158863328"/>Distribucion de las tareas??<text:change-end text:change-id="ct158863328"/></text:p>
      <text:h text:style-name="Heading_20_3" text:outline-level="3">Objetivos<text:change-start text:change-id="ct158864072"/> (desactualizao)<text:change-end text:change-id="ct158864072"/></text:h>
      <text:list xml:id="list566801057" text:continue-numbering="true" text:style-name="L1">
        <text:list-item>
          <text:p text:style-name="P1"><text:change-start text:change-id="ct158866488"/>Analizar y estudiar los sistemas de computo voluntario</text:p>
          <text:list>
            <text:list-item>
              <text:p text:style-name="P1">Relevar tecnologias y frameworks que utilizan</text:p>
            </text:list-item>
            <text:list-item>
              <text:p text:style-name="P1">Relevar proyectos que esten utilizando esta metodología actualmente</text:p>
            </text:list-item>
          </text:list>
        </text:list-item>
        <text:list-item>
          <text:p text:style-name="P1">Revisar las fortalezas y debilidades de estos sistemas </text:p>
          <text:list>
            <text:list-item>
              <text:p text:style-name="P1">Proponer mejoras (Seguridad, arquitectura, … )</text:p>
            </text:list-item>
          </text:list>
        </text:list-item>
        <text:list-item>
          <text:p text:style-name="P1">Analizar la posiblilidad de hacerlo rentado</text:p>
        </text:list-item>
        <text:list-item>
          <text:p text:style-name="P1"><text:change-end text:change-id="ct158866488"/>Proponer una arquitectura de software que posibilite hacer computo voluntario teniendo en cuenta:<text:change-start text:change-id="ct158875400"/><office:annotation><dc:creator>Nestor  Jorge </dc:creator><dc:date>2010-07-13T00:14:00</dc:date><text:p text:style-name="P12"><text:span text:style-name="T3">Revisar si esto sigue teniendo sentido … </text:span></text:p></office:annotation><text:change-end text:change-id="ct158875400"/></text:p>
          <text:list>
            <text:list-item>
              <text:p text:style-name="P1">Seguridad. </text:p>
              <text:list>
                <text:list-item>
                  <text:p text:style-name="P1">Evitar que se adulteren resultados.</text:p>
                </text:list-item>
                <text:list-item>
                  <text:p text:style-name="P1">Autenticación de usuarios.</text:p>
                </text:list-item>
              </text:list>
            </text:list-item>
            <text:list-item>
              <text:p text:style-name="P1">Descubrimiento de usuarios y caracterización de los mismos.</text:p>
            </text:list-item>
            <text:list-item>
              <text:p text:style-name="P1">Distribución de trabajo.</text:p>
            </text:list-item>
            <text:list-item>
              <text:p text:style-name="P1">Retribución.<text:change-start text:change-id="ct-1379725584"/></text:p>
            </text:list-item>
          </text:list>
        </text:list-item>
        <text:list-item>
          <text:p text:style-name="P1">Hacer una demo con boinc <office:annotation><dc:creator>javier jorge</dc:creator><dc:date>2010-07-25T02:42:43</dc:date><text:p text:style-name="P13"><text:span text:style-name="T4">Te parece ? </text:span></text:p><text:p text:style-name="P13"><text:span text:style-name="T4"/></text:p></office:annotation><text:change-end text:change-id="ct-1379725584"/></text:p>
          <text:p text:style-name="P1"><text:change text:change-id="ct158877344"/></text:p>
        </text:list-item>
      </text:list>
      <text:h text:style-name="Heading_20_3" text:outline-level="3">Metodología a seguir</text:h>
      <text:p text:style-name="Text_20_body"><text:change-start text:change-id="ct158873600"/>La metodologìa del burro!! <text:change-end text:change-id="ct158873600"/><text:change text:change-id="ct156525256"/><text:change-start text:change-id="ct158878360"/><text:s/></text:p>
      <text:p text:style-name="Text_20_body"><text:change-end text:change-id="ct158878360"/>Debido a que es la primera vez que nos enfrentamos a este tipo de computación distribuida, <text:s/>tomando algunos referentes en funcionamiento (i.e. BOINC), <text:s/>se va a investigar cuales son sus problemas y limitaciones, cual es la arquitectura que proponen, y sus posibles mejoras (en caso de encontrarse). Y por ultimo como adaptar esa arquitectura para resolver los problemas que encontramos.- ((la autenticación de usuarios, su ranking, evitar espiar lo que se esta procesando, evitar correr código malicioso, retribución al buen voluntario)</text:p>
      <text:p text:style-name="Text_20_body"><text:soft-page-break/></text:p>
      <text:h text:style-name="Heading_20_3" text:outline-level="3">Bibliografia</text:h>
      <text:p text:style-name="Text_20_body"><text:a xlink:type="simple" xlink:href="http://en.wikipedia.org/wiki/Volunteer_computing">http://en.wikipedia.org/wiki/Volunteer_computing</text:a></text:p>
      <text:p text:style-name="Text_20_body"><text:a xlink:type="simple" xlink:href="http://www.jgroups.org/taskdistribution.html">http://www.jgroups.org/taskdistribution.html</text:a> </text:p>
      <text:p text:style-name="P5">http://boinc.berkeley.edu</text:p>
      <text:p text:style-name="Text_20_body"><text:change-start text:change-id="ct158890552"/><text:a xlink:type="simple" xlink:href="http://boinc.berkeley.edu/trac/wiki/BoincPapers">http://boinc.berkeley.edu/trac/wiki/BoincPapers</text:a><text:change-end text:change-id="ct158890552"/><text:change-start text:change-id="ct158874328"/></text:p>
      <text:p text:style-name="Text_20_body"><text:change-start text:change-id="ct158878144"/><text:a xlink:type="simple" xlink:href="http://www.spiritus-temporis.com/volunteer-computing/">http://www.spiritus-temporis.com/volunteer-computing/</text:a><text:change-end text:change-id="ct158874328"/><text:change-end text:change-id="ct158878144"/><text:change-start text:change-id="ct158856480"/></text:p>
      <text:p text:style-name="Text_20_body"><text:a xlink:type="simple" xlink:href="http://www.mersenne.org/">http://www.mersenne.org/</text:a> first vc project</text:p>
      <text:h text:style-name="P9" text:outline-level="1"><text:change-end text:change-id="ct158856480"/><text:change-start text:change-id="ct158891136"/>Advances in Grid and Pervasive Computing: 5th International Conference,</text:h>
      <text:p text:style-name="Text_20_body">http://books.google.com/books?id=HyFNWR1mCucC&amp;pg=PA385&amp;dq=%22volunteer+computing%22&amp;hl=en&amp;ei=a1ZLTMbPLYL58AaKzeU2&amp;sa=X&amp;oi=book_result&amp;ct=result&amp;resnum=3&amp;ved=0CDIQ6AEwAg#v=onepage&amp;q=%22volunteer%20computing%22&amp;f=false</text:p>
      <text:p text:style-name="Text_20_body"><text:change-end text:change-id="ct158891136"/><text:change-start text:change-id="ct158874232"/></text:p>
      <text:h text:style-name="P9" text:outline-level="1">Worldwide computing and its applications</text:h>
      <text:p text:style-name="Text_20_body"><text:change-start text:change-id="ct158868152"/><text:a xlink:type="simple" xlink:href="http://books.google.com/books?id=YE7KNkcTt1cC&amp;pg=PA444&amp;dq=%22volunteer+computing%22&amp;hl=en&amp;ei=MFRLTNKbMsGC8gbC6v04&amp;sa=X&amp;oi=book_result&amp;ct=result&amp;resnum=2&amp;ved=0CC4Q6AEwAQ#v=onepage&amp;q=%22volunteer%20computing%22&amp;f=false">http://books.google.com/books?id=YE7KNkcTt1cC&amp;pg=PA444&amp;dq=%22volunteer+computing%22&amp;hl=en&amp;ei=MFRLTNKbMsGC8gbC6v04&amp;sa=X&amp;oi=book_result&amp;ct=result&amp;resnum=2&amp;ved=0CC4Q6AEwAQ#v=onepage&amp;q=%22volunteer%20computing%22&amp;f=false</text:a><text:change-end text:change-id="ct158874232"/><text:change-end text:change-id="ct158868152"/><text:change-start text:change-id="ct158879608"/></text:p>
      <text:p text:style-name="Text_20_body"/>
      <text:h text:style-name="P9" text:outline-level="1">The Pillars of Computation Theory: State, Encoding, Nondeterminis</text:h>
      <text:p text:style-name="Text_20_body"><text:change-start text:change-id="ct158190552"/><text:a xlink:type="simple" xlink:href="http://books.google.com/books?id=ciuxpG5PhHgC&amp;pg=PA139&amp;dq=%22volunteer+computing%22&amp;hl=en&amp;ei=MFRLTNKbMsGC8gbC6v04&amp;sa=X&amp;oi=book_result&amp;ct=result&amp;resnum=4&amp;ved=0CDgQ6AEwAw#v=onepage&amp;q=%22volunteer%20computing%22&amp;f=false">http://books.google.com/books?id=ciuxpG5PhHgC&amp;pg=PA139&amp;dq=%22volunteer+computing%22&amp;hl=en&amp;ei=MFRLTNKbMsGC8gbC6v04&amp;sa=X&amp;oi=book_result&amp;ct=result&amp;resnum=4&amp;ved=0CDgQ6AEwAw#v=onepage&amp;q=%22volunteer%20computing%22&amp;f=false</text:a><text:change-end text:change-id="ct158879608"/><text:change-end text:change-id="ct158190552"/><text:change-start text:change-id="ct156528768"/></text:p>
      <text:p text:style-name="Text_20_body"/>
      <text:p text:style-name="Text_20_body">el<text:change-end text:change-id="ct156528768"/><text:change-start text:change-id="ct158897040"/> capitulo 8 esta barbaro <text:change-end text:change-id="ct158897040"/><text:change-start text:change-id="ct158191320"/>…</text:p>
      <text:p text:style-name="Text_20_body"/>
      <text:p text:style-name="Text_20_body"><text:change-start text:change-id="ct-1312876040"/><text:a xlink:type="simple" xlink:href="http://boinc.berkeley.edu/wiki/User_manual#Miscellaneous">http://boinc.berkeley.edu/wiki/User_manual#Miscellaneous</text:a><text:change-end text:change-id="ct158191320"/><text:change-end text:change-id="ct-1312876040"/><text:change-start text:change-id="ct-1312877088"/></text:p>
      <text:p text:style-name="Text_20_body"/>
      <text:p text:style-name="Text_20_body"><text:soft-page-break/>http://cseweb.ucsd.edu/users/calder/papers/JPDC-Entropia.pdf<text:change-end text:change-id="ct-131287708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DejaVu Sans" svg:font-family="'DejaVu Sans'"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DejaVu Sans1"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A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complex="Ari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1" style:font-size-asian="24pt" style:font-weight-asian="bold" style:font-name-complex="DejaVu Sans1" style:font-size-complex="24pt" style:font-weight-complex="bold"/>
    </style:style>
    <style:style style:name="heading_20_1" style:display-name="heading 1" style:family="paragraph" style:parent-style-name="Heading" style:next-style-name="Text_20_body" style:default-outline-level="1" style:list-style-name="">
      <style:text-properties style:font-name="Times New Roman" fo:font-size="24pt" fo:font-weight="bold" style:font-name-complex="Times New Roman"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ejaVu Sans1" style:font-size-asian="18pt" style:font-weight-asian="bold" style:font-name-complex="DejaVu Sans1" style:font-size-complex="18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a1" style:family="table">
      <style:table-properties style:width="6.6931in" table:align="margins"/>
    </style:style>
    <style:style style:name="Tabla1.A" style:family="table-column">
      <style:table-column-properties style:column-width="3.3465in" style:rel-column-width="32767*"/>
    </style:style>
    <style:style style:name="Tabla1.B" style:family="table-column">
      <style:table-column-properties style:column-width="3.3465in" style:rel-column-width="32768*"/>
    </style:style>
    <style:style style:name="Tabla1.A1" style:family="table-cell">
      <style:table-cell-properties fo:padding="0.0382in" fo:border-left="none" fo:border-right="none" fo:border-top="none" fo:border-bottom="0.0007in solid #000000"/>
    </style:style>
    <style:style style:name="MP1" style:family="paragraph" style:parent-style-name="Table_20_Contents">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true"/>
      </style:header-style>
      <style:footer-style>
        <style:header-footer-properties fo:min-height="0.4in" fo:margin-left="0in" fo:margin-right="0in" fo:margin-top="0.2in" style:dynamic-spacing="tru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able:table table:name="Tabla1" table:style-name="Tabla1">
          <table:table-column table:style-name="Tabla1.A"/>
          <table:table-column table:style-name="Tabla1.B"/>
          <table:table-row>
            <table:table-cell table:style-name="Tabla1.A1" office:value-type="string">
              <text:p text:style-name="Table_20_Contents"><text:title>Análisis de implementación de sistemas de Computo Voluntario Rentable</text:title></text:p>
            </table:table-cell>
            <table:table-cell table:style-name="Tabla1.A1" office:value-type="string">
              <text:p text:style-name="MP1"><text:user-defined text:name="Autores">Eduardo Sanchez, Javier Jorge</text:user-defined></text:p>
              <text:p text:style-name="MP1"><text:date style:data-style-name="N37" text:date-value="2010-07-04T00:14:03.95" text:fixed="true">04/07/10</text:date></text:p>
            </table:table-cell>
          </table:table-row>
        </table:table>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vier jorge</meta:initial-creator>
    <meta:creation-date>2010-07-03T21:01:03</meta:creation-date>
    <meta:editing-cycles>19</meta:editing-cycles>
    <meta:editing-duration>PT27H18M39S</meta:editing-duration>
    <dc:description>
Director: Pablo Pásera
Colaboradores: papi embudos 

Resumen
Motivación
Cada vez mas personas tienen una computadora en sus casas y esta permanece encendida la mayor parte del tiempo y con una gran capacidad de cómputo ocioso. Para aprovechar esta capacidad se puede ofrecer la PC para realizar tareas de cómputo voluntario. El problema es que los sistemas de computación voluntaria no ofrecen algún sistema de retribución a los usuarios. La idea de este trabajo es diseñar una arquitectura para dar soporte a este sistema y ademas analizar la posibilidad de brindar una retribución a los usuarios que ofrezcan sus sistemas como huéspedes.</dc:description>
    <meta:keyword>Computo voluntario</meta:keyword>
    <meta:keyword>sistemas distribuidos</meta:keyword>
    <meta:keyword>seguridad</meta:keyword>
    <dc:subject>Computo voluntario</dc:subject>
    <dc:title>Análisis de implementación de sistemas de Computo Voluntario Rentable</dc:title>
    <dc:date>2010-07-25T02:43:40</dc:date>
    <dc:creator>javier jorge</dc:creator>
    <meta:generator>OpenOffice.org/3.2$Linux OpenOffice.org_project/320m12$Build-9483</meta:generator>
    <meta:document-statistic meta:table-count="1" meta:image-count="0" meta:object-count="0" meta:page-count="4" meta:paragraph-count="60" meta:word-count="589" meta:character-count="4852"/>
    <meta:user-defined meta:name="Autores">Eduardo Sanchez, Javier Jorge</meta:user-defined>
  </office:meta>
</office:document-meta>
</file>